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1">
      <style:paragraph-properties fo:margin-top="0cm" fo:margin-bottom="0cm"/>
    </style:style>
    <style:style style:name="P25" style:family="paragraph" style:parent-style-name="Text_20_body" style:list-style-name="L2">
      <style:paragraph-properties fo:margin-top="0cm" fo:margin-bottom="0cm"/>
    </style:style>
    <style:style style:name="P26" style:family="paragraph" style:parent-style-name="Text_20_body" style:list-style-name="L3">
      <style:paragraph-properties fo:margin-top="0cm" fo:margin-bottom="0cm"/>
    </style:style>
    <style:style style:name="P27" style:family="paragraph" style:parent-style-name="Text_20_body" style:list-style-name="L4">
      <style:paragraph-properties fo:margin-top="0cm" fo:margin-bottom="0cm"/>
    </style:style>
    <style:style style:name="P28" style:family="paragraph" style:parent-style-name="Text_20_body" style:list-style-name="L5">
      <style:paragraph-properties fo:margin-top="0cm" fo:margin-bottom="0cm"/>
    </style:style>
    <style:style style:name="P29" style:family="paragraph" style:parent-style-name="Text_20_body" style:list-style-name="L6">
      <style:paragraph-properties fo:margin-top="0cm" fo:margin-bottom="0cm"/>
    </style:style>
    <style:style style:name="P30" style:family="paragraph" style:parent-style-name="Text_20_body" style:list-style-name="L7">
      <style:paragraph-properties fo:margin-top="0cm" fo:margin-bottom="0cm"/>
    </style:style>
    <style:style style:name="P31" style:family="paragraph" style:parent-style-name="Text_20_body" style:list-style-name="L8">
      <style:paragraph-properties fo:margin-top="0cm" fo:margin-bottom="0cm"/>
    </style:style>
    <style:style style:name="P32" style:family="paragraph" style:parent-style-name="Text_20_body" style:list-style-name="L9">
      <style:paragraph-properties fo:margin-top="0cm" fo:margin-bottom="0cm"/>
    </style:style>
    <style:style style:name="P33" style:family="paragraph" style:parent-style-name="Text_20_body" style:list-style-name="L10">
      <style:paragraph-properties fo:margin-top="0cm" fo:margin-bottom="0cm"/>
    </style:style>
    <style:style style:name="P34" style:family="paragraph" style:parent-style-name="Text_20_body" style:list-style-name="L11">
      <style:paragraph-properties fo:margin-top="0cm" fo:margin-bottom="0cm"/>
    </style:style>
    <style:style style:name="P35" style:family="paragraph" style:parent-style-name="Text_20_body" style:list-style-name="L12">
      <style:paragraph-properties fo:margin-top="0cm" fo:margin-bottom="0cm"/>
    </style:style>
    <style:style style:name="P36" style:family="paragraph" style:parent-style-name="Text_20_body" style:list-style-name="L13">
      <style:paragraph-properties fo:margin-top="0cm" fo:margin-bottom="0cm"/>
    </style:style>
    <style:style style:name="P37" style:family="paragraph" style:parent-style-name="Text_20_body" style:list-style-name="L14">
      <style:paragraph-properties fo:margin-top="0cm" fo:margin-bottom="0cm"/>
    </style:style>
    <style:style style:name="P38" style:family="paragraph" style:parent-style-name="Text_20_body" style:list-style-name="L15">
      <style:paragraph-properties fo:margin-top="0cm" fo:margin-bottom="0cm"/>
    </style:style>
    <style:style style:name="P39" style:family="paragraph" style:parent-style-name="Text_20_body" style:list-style-name="L16">
      <style:paragraph-properties fo:margin-top="0cm" fo:margin-bottom="0cm"/>
    </style:style>
    <style:style style:name="P40" style:family="paragraph" style:parent-style-name="Text_20_body" style:list-style-name="L17">
      <style:paragraph-properties fo:margin-top="0cm" fo:margin-bottom="0cm"/>
    </style:style>
    <style:style style:name="P41" style:family="paragraph" style:parent-style-name="Text_20_body" style:list-style-name="L18">
      <style:paragraph-properties fo:margin-top="0cm" fo:margin-bottom="0cm"/>
    </style:style>
    <style:style style:name="P42" style:family="paragraph" style:parent-style-name="Text_20_body" style:list-style-name="L19">
      <style:paragraph-properties fo:margin-top="0cm" fo:margin-bottom="0cm"/>
    </style:style>
    <style:style style:name="P43" style:family="paragraph" style:parent-style-name="Text_20_body" style:list-style-name="L20">
      <style:paragraph-properties fo:margin-top="0cm" fo:margin-bottom="0cm"/>
    </style:style>
    <style:style style:name="P44" style:family="paragraph" style:parent-style-name="Text_20_body" style:list-style-name="L21">
      <style:paragraph-properties fo:margin-top="0cm" fo:margin-bottom="0cm"/>
    </style:style>
    <style:style style:name="P45" style:family="paragraph" style:parent-style-name="Text_20_body" style:list-style-name="L22">
      <style:paragraph-properties fo:margin-top="0cm" fo:margin-bottom="0cm"/>
    </style:style>
    <style:style style:name="P46" style:family="paragraph" style:parent-style-name="Text_20_body" style:list-style-name="L23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cident Recovery Plan</text:h>
      <text:h text:style-name="Heading_20_2" text:outline-level="2">Based on NIST Cybersecurity Framework 2.0 and ISO 27001:2022</text:h>
      <text:p text:style-name="Text_20_body"><text:span text:style-name="Strong_20_Emphasis">Document Version:</text:span> 1.0<text:line-break/><text:span text:style-name="Strong_20_Emphasis">Effective Date:</text:span> July 2025<text:line-break/><text:span text:style-name="Strong_20_Emphasis">Owner:</text:span> Chief Information Security Officer (CISO)</text:p>
      <text:p text:style-name="Horizontal_20_Line"/>
      <text:h text:style-name="Heading_20_2" text:outline-level="2">1. Purpose and Scope</text:h>
      <text:p text:style-name="Text_20_body">This plan provides recovery procedures for cybersecurity incidents in alignment with NIST CSF 2.0 and ISO 27001:2022 Control 5.24. It covers all information systems, networks, applications, and data within the organization's ISMS.</text:p>
      <text:p text:style-name="Text_20_body"><text:span text:style-name="Strong_20_Emphasis">Primary Objective:</text:span> Restore critical business operations within defined Recovery Time Objectives (RTOs) while maintaining security posture.</text:p>
      <text:p text:style-name="Horizontal_20_Line"/>
      <text:h text:style-name="Heading_20_2" text:outline-level="2">2. Recovery Team Structure</text:h>
      <text:p text:style-name="Text_20_body"><text:span text:style-name="Strong_20_Emphasis">Incident Recovery Manager (IRM)</text:span> - Overall coordination and stakeholder communication<text:line-break/><text:span text:style-name="Strong_20_Emphasis">Technical Recovery Team</text:span> - System and data restoration<text:line-break/><text:span text:style-name="Strong_20_Emphasis">Business Recovery Team</text:span> - Business process restoration<text:line-break/><text:span text:style-name="Strong_20_Emphasis">Communications Team</text:span> - Internal/external communications</text:p>
      <text:p text:style-name="Horizontal_20_Line"/>
      <text:h text:style-name="Heading_20_2" text:outline-level="2">3. Critical Services Classification</text:h>
      <text:p text:style-name="Text_20_body"><text:span text:style-name="Strong_20_Emphasis">Tier 1 - Mission Critical (RTO: 1-2 hours)</text:span></text:p>
      <text:list xml:id="list129485694089437321" text:style-name="L1">
        <text:list-item>
          <text:p text:style-name="P24">Email systems and collaboration platforms </text:p>
        </text:list-item>
        <text:list-item>
          <text:p text:style-name="P24">Customer-facing web applications </text:p>
        </text:list-item>
        <text:list-item>
          <text:p text:style-name="P24">Payment processing systems </text:p>
        </text:list-item>
        <text:list-item>
          <text:p text:style-name="P24">Core database systems </text:p>
        </text:list-item>
        <text:list-item>
          <text:p text:style-name="P1">Authentication and access management </text:p>
        </text:list-item>
      </text:list>
      <text:p text:style-name="Text_20_body"><text:span text:style-name="Strong_20_Emphasis">Tier 2 - Important (RTO: 4-8 hours)</text:span></text:p>
      <text:list xml:id="list5256034680355786925" text:style-name="L2">
        <text:list-item>
          <text:p text:style-name="P25">Internal business applications </text:p>
        </text:list-item>
        <text:list-item>
          <text:p text:style-name="P25">File sharing systems </text:p>
        </text:list-item>
        <text:list-item>
          <text:p text:style-name="P2">Backup and monitoring systems </text:p>
        </text:list-item>
      </text:list>
      <text:p text:style-name="Text_20_body"><text:span text:style-name="Strong_20_Emphasis">Tier 3 - Standard (RTO: 24-48 hours)</text:span></text:p>
      <text:list xml:id="list4415887664768694901" text:style-name="L3">
        <text:list-item>
          <text:p text:style-name="P26">Development environments </text:p>
        </text:list-item>
        <text:list-item>
          <text:p text:style-name="P26">Training systems </text:p>
        </text:list-item>
        <text:list-item>
          <text:p text:style-name="P3">Archive and reporting systems </text:p>
        </text:list-item>
      </text:list>
      <text:p text:style-name="Horizontal_20_Line"/>
      <text:h text:style-name="Heading_20_2" text:outline-level="2"><text:soft-page-break/><text:line-break/>4. Recovery Procedures</text:h>
      <text:h text:style-name="Heading_20_3" text:outline-level="3">Phase 1: Immediate Recovery (0-2 hours)</text:h>
      <text:list xml:id="list3925573492959692012" text:style-name="L4">
        <text:list-item>
          <text:p text:style-name="P27"><text:span text:style-name="Strong_20_Emphasis">Incident Assessment</text:span> </text:p>
          <text:list>
            <text:list-item>
              <text:p text:style-name="P27">Verify incident containment completion </text:p>
            </text:list-item>
            <text:list-item>
              <text:p text:style-name="P27">Assess system damage scope </text:p>
            </text:list-item>
            <text:list-item>
              <text:p text:style-name="P27">Document affected systems </text:p>
            </text:list-item>
          </text:list>
        </text:list-item>
        <text:list-item>
          <text:p text:style-name="P27"><text:span text:style-name="Strong_20_Emphasis">Team Activation</text:span> </text:p>
          <text:list>
            <text:list-item>
              <text:p text:style-name="P27">Notify Incident Recovery Manager </text:p>
            </text:list-item>
            <text:list-item>
              <text:p text:style-name="P27">Assemble technical recovery team </text:p>
            </text:list-item>
            <text:list-item>
              <text:p text:style-name="P27">Establish recovery operations center </text:p>
            </text:list-item>
          </text:list>
        </text:list-item>
        <text:list-item>
          <text:p text:style-name="P27"><text:span text:style-name="Strong_20_Emphasis">Critical System Prioritization</text:span> </text:p>
          <text:list>
            <text:list-item>
              <text:p text:style-name="P27">Begin restoration of Tier 1 systems </text:p>
            </text:list-item>
            <text:list-item>
              <text:p text:style-name="P4">Allocate recovery resources </text:p>
            </text:list-item>
          </text:list>
        </text:list-item>
      </text:list>
      <text:h text:style-name="Heading_20_3" text:outline-level="3">Phase 2: Primary Recovery (2-8 hours)</text:h>
      <text:list xml:id="list1063762279578759417" text:style-name="L5">
        <text:list-item>
          <text:p text:style-name="P28"><text:span text:style-name="Strong_20_Emphasis">System Restoration</text:span> </text:p>
          <text:list>
            <text:list-item>
              <text:p text:style-name="P28">Restore Tier 1 systems from clean backups </text:p>
            </text:list-item>
            <text:list-item>
              <text:p text:style-name="P28">Implement additional security controls </text:p>
            </text:list-item>
            <text:list-item>
              <text:p text:style-name="P28">Conduct system integrity verification </text:p>
            </text:list-item>
          </text:list>
        </text:list-item>
        <text:list-item>
          <text:p text:style-name="P28"><text:span text:style-name="Strong_20_Emphasis">Data Recovery</text:span> </text:p>
          <text:list>
            <text:list-item>
              <text:p text:style-name="P28">Restore critical data from verified backups </text:p>
            </text:list-item>
            <text:list-item>
              <text:p text:style-name="P28">Validate data integrity and completeness </text:p>
            </text:list-item>
          </text:list>
        </text:list-item>
        <text:list-item>
          <text:p text:style-name="P28"><text:span text:style-name="Strong_20_Emphasis">Service Verification</text:span> </text:p>
          <text:list>
            <text:list-item>
              <text:p text:style-name="P28">Conduct end-to-end service testing </text:p>
            </text:list-item>
            <text:list-item>
              <text:p text:style-name="P5">Verify user access and authentication </text:p>
            </text:list-item>
          </text:list>
        </text:list-item>
      </text:list>
      <text:h text:style-name="Heading_20_3" text:outline-level="3">Phase 3: Full Recovery (8-48 hours)</text:h>
      <text:list xml:id="list7676579294609990717" text:style-name="L6">
        <text:list-item>
          <text:p text:style-name="P29"><text:span text:style-name="Strong_20_Emphasis">Complete System Restoration</text:span> </text:p>
          <text:list>
            <text:list-item>
              <text:p text:style-name="P29">Restore all Tier 2 and Tier 3 systems </text:p>
            </text:list-item>
            <text:list-item>
              <text:p text:style-name="P29">Implement enhanced monitoring </text:p>
            </text:list-item>
            <text:list-item>
              <text:p text:style-name="P29">Conduct comprehensive testing </text:p>
            </text:list-item>
          </text:list>
        </text:list-item>
        <text:list-item>
          <text:p text:style-name="P29"><text:span text:style-name="Strong_20_Emphasis">Security Hardening</text:span> </text:p>
          <text:list>
            <text:list-item>
              <text:p text:style-name="P29">Apply security patches and updates </text:p>
            </text:list-item>
            <text:list-item>
              <text:p text:style-name="P29">Implement additional security controls </text:p>
            </text:list-item>
            <text:list-item>
              <text:p text:style-name="P6">Conduct vulnerability assessments </text:p>
            </text:list-item>
          </text:list>
        </text:list-item>
      </text:list>
      <text:p text:style-name="Horizontal_20_Line"/>
      <text:h text:style-name="Heading_20_2" text:outline-level="2">5. Technical Recovery Procedures</text:h>
      <text:p text:style-name="Text_20_body"><text:span text:style-name="Strong_20_Emphasis">Server Recovery:</text:span></text:p>
      <text:list xml:id="list6951551126089421732" text:style-name="L7">
        <text:list-item>
          <text:p text:style-name="P30">Restore operating system from clean images </text:p>
        </text:list-item>
        <text:list-item>
          <text:p text:style-name="P30">Apply current security patches </text:p>
        </text:list-item>
        <text:list-item>
          <text:p text:style-name="P30">Restore applications and configurations </text:p>
        </text:list-item>
        <text:list-item>
          <text:p text:style-name="P7">Conduct security validation </text:p>
        </text:list-item>
      </text:list>
      <text:p text:style-name="Text_20_body"><text:soft-page-break/><text:span text:style-name="Strong_20_Emphasis"><text:line-break/>Database Recovery:</text:span></text:p>
      <text:list xml:id="list8629201429326607997" text:style-name="L8">
        <text:list-item>
          <text:p text:style-name="P31">Restore from most recent clean backup </text:p>
        </text:list-item>
        <text:list-item>
          <text:p text:style-name="P31">Apply transaction log recovery </text:p>
        </text:list-item>
        <text:list-item>
          <text:p text:style-name="P31">Validate data integrity </text:p>
        </text:list-item>
        <text:list-item>
          <text:p text:style-name="P8">Implement database security controls </text:p>
        </text:list-item>
      </text:list>
      <text:p text:style-name="Text_20_body"><text:span text:style-name="Strong_20_Emphasis">Network Recovery:</text:span></text:p>
      <text:list xml:id="list5250996289227982883" text:style-name="L9">
        <text:list-item>
          <text:p text:style-name="P32">Restore network device configurations </text:p>
        </text:list-item>
        <text:list-item>
          <text:p text:style-name="P32">Implement additional security controls </text:p>
        </text:list-item>
        <text:list-item>
          <text:p text:style-name="P32">Conduct connectivity testing </text:p>
        </text:list-item>
        <text:list-item>
          <text:p text:style-name="P9">Validate security appliance functionality </text:p>
        </text:list-item>
      </text:list>
      <text:p text:style-name="Text_20_body"><text:span text:style-name="Strong_20_Emphasis">Application Recovery:</text:span></text:p>
      <text:list xml:id="list1024954641396799157" text:style-name="L10">
        <text:list-item>
          <text:p text:style-name="P33">Restore application code from repositories </text:p>
        </text:list-item>
        <text:list-item>
          <text:p text:style-name="P33">Rebuild application environments </text:p>
        </text:list-item>
        <text:list-item>
          <text:p text:style-name="P33">Restore application data and configurations </text:p>
        </text:list-item>
        <text:list-item>
          <text:p text:style-name="P10">Conduct functionality testing </text:p>
        </text:list-item>
      </text:list>
      <text:p text:style-name="Horizontal_20_Line"/>
      <text:h text:style-name="Heading_20_2" text:outline-level="2">6. Communication Procedures</text:h>
      <text:h text:style-name="Heading_20_3" text:outline-level="3">Internal Communications</text:h>
      <text:list xml:id="list8144700293021217796" text:style-name="L11">
        <text:list-item>
          <text:p text:style-name="P34"><text:span text:style-name="Strong_20_Emphasis">Executive Leadership:</text:span> Immediate notification, hourly updates during active recovery </text:p>
        </text:list-item>
        <text:list-item>
          <text:p text:style-name="P34"><text:span text:style-name="Strong_20_Emphasis">IT Staff:</text:span> Real-time recovery status updates, technical issue escalation </text:p>
        </text:list-item>
        <text:list-item>
          <text:p text:style-name="P11"><text:span text:style-name="Strong_20_Emphasis">Business Users:</text:span> Service outage notifications, recovery progress updates </text:p>
        </text:list-item>
      </text:list>
      <text:h text:style-name="Heading_20_3" text:outline-level="3">External Communications</text:h>
      <text:list xml:id="list2017981322968691791" text:style-name="L12">
        <text:list-item>
          <text:p text:style-name="P35"><text:span text:style-name="Strong_20_Emphasis">Customers:</text:span> Service disruption notifications, recovery progress updates </text:p>
        </text:list-item>
        <text:list-item>
          <text:p text:style-name="P35"><text:span text:style-name="Strong_20_Emphasis">Regulatory Bodies:</text:span> Incident notification per compliance requirements </text:p>
        </text:list-item>
        <text:list-item>
          <text:p text:style-name="P12"><text:span text:style-name="Strong_20_Emphasis">Vendors/Partners:</text:span> Service provider notifications, recovery coordination </text:p>
        </text:list-item>
      </text:list>
      <text:p text:style-name="Horizontal_20_Line"/>
      <text:h text:style-name="Heading_20_2" text:outline-level="2">7. Recovery Testing and Validation</text:h>
      <text:h text:style-name="Heading_20_3" text:outline-level="3">Testing Schedule</text:h>
      <text:list xml:id="list5487240802588396863" text:style-name="L13">
        <text:list-item>
          <text:p text:style-name="P36"><text:span text:style-name="Strong_20_Emphasis">Monthly:</text:span> Critical system backup restoration, network failover procedures </text:p>
        </text:list-item>
        <text:list-item>
          <text:p text:style-name="P36"><text:span text:style-name="Strong_20_Emphasis">Quarterly:</text:span> Full recovery scenario exercises, business process recovery testing </text:p>
        </text:list-item>
        <text:list-item>
          <text:p text:style-name="P13"><text:span text:style-name="Strong_20_Emphasis">Annual:</text:span> Comprehensive disaster recovery exercise, regulatory compliance validation </text:p>
        </text:list-item>
      </text:list>
      <text:h text:style-name="Heading_20_3" text:outline-level="3">Validation Requirements</text:h>
      <text:list xml:id="list5109647609194806174" text:style-name="L14">
        <text:list-item>
          <text:p text:style-name="P37"><text:span text:style-name="Strong_20_Emphasis">Technical:</text:span> System functionality, data integrity, security control effectiveness </text:p>
        </text:list-item>
        <text:list-item>
          <text:p text:style-name="P37"><text:span text:style-name="Strong_20_Emphasis">Business:</text:span> Process functionality, user acceptance, service quality </text:p>
        </text:list-item>
        <text:list-item>
          <text:p text:style-name="P14"><text:span text:style-name="Strong_20_Emphasis">Security:</text:span> Vulnerability assessment, penetration testing, security control audit </text:p>
        </text:list-item>
      </text:list>
      <text:p text:style-name="Horizontal_20_Line"/>
      <text:h text:style-name="Heading_20_2" text:outline-level="2"><text:soft-page-break/><text:line-break/>8. Recovery Metrics</text:h>
      <text:h text:style-name="Heading_20_3" text:outline-level="3">Key Performance Indicators</text:h>
      <text:list xml:id="list7325396348076110835" text:style-name="L15">
        <text:list-item>
          <text:p text:style-name="P38">Mean Time to Recovery (MTTR) </text:p>
        </text:list-item>
        <text:list-item>
          <text:p text:style-name="P38">Recovery Time Objective (RTO) compliance </text:p>
        </text:list-item>
        <text:list-item>
          <text:p text:style-name="P38">Data recovery completeness </text:p>
        </text:list-item>
        <text:list-item>
          <text:p text:style-name="P15">User satisfaction scores </text:p>
        </text:list-item>
      </text:list>
      <text:h text:style-name="Heading_20_3" text:outline-level="3">Reporting Requirements</text:h>
      <text:list xml:id="list3755649137139579735" text:style-name="L16">
        <text:list-item>
          <text:p text:style-name="P39"><text:span text:style-name="Strong_20_Emphasis">Real-time:</text:span> Recovery status dashboards, critical milestone achievements </text:p>
        </text:list-item>
        <text:list-item>
          <text:p text:style-name="P16"><text:span text:style-name="Strong_20_Emphasis">Post-Recovery:</text:span> Comprehensive incident analysis, lessons learned documentation </text:p>
        </text:list-item>
      </text:list>
      <text:p text:style-name="Horizontal_20_Line"/>
      <text:h text:style-name="Heading_20_2" text:outline-level="2">9. Recovery Resources</text:h>
      <text:h text:style-name="Heading_20_3" text:outline-level="3">Technical Resources</text:h>
      <text:list xml:id="list555459443827693612" text:style-name="L17">
        <text:list-item>
          <text:p text:style-name="P40">Primary and offsite backup infrastructure </text:p>
        </text:list-item>
        <text:list-item>
          <text:p text:style-name="P40">Recovery testing environments </text:p>
        </text:list-item>
        <text:list-item>
          <text:p text:style-name="P40">System imaging and data recovery tools </text:p>
        </text:list-item>
        <text:list-item>
          <text:p text:style-name="P17">Monitoring and alerting systems </text:p>
        </text:list-item>
      </text:list>
      <text:h text:style-name="Heading_20_3" text:outline-level="3">Key Contacts</text:h>
      <text:list xml:id="list257958485315668455" text:style-name="L18">
        <text:list-item>
          <text:p text:style-name="P41">Internal recovery team members </text:p>
        </text:list-item>
        <text:list-item>
          <text:p text:style-name="P41">Vendor technical support </text:p>
        </text:list-item>
        <text:list-item>
          <text:p text:style-name="P41">Third-party recovery services </text:p>
        </text:list-item>
        <text:list-item>
          <text:p text:style-name="P18">External security consultants </text:p>
        </text:list-item>
      </text:list>
      <text:p text:style-name="Horizontal_20_Line"/>
      <text:h text:style-name="Heading_20_2" text:outline-level="2">10. Compliance Framework</text:h>
      <text:h text:style-name="Heading_20_3" text:outline-level="3">NIST CSF 2.0 Alignment</text:h>
      <text:list xml:id="list8742829463919998216" text:style-name="L19">
        <text:list-item>
          <text:p text:style-name="P42"><text:span text:style-name="Strong_20_Emphasis">Govern:</text:span> Recovery governance structure and risk management </text:p>
        </text:list-item>
        <text:list-item>
          <text:p text:style-name="P19"><text:span text:style-name="Strong_20_Emphasis">Recover:</text:span> Recovery planning, implementation, and continuous improvement </text:p>
        </text:list-item>
      </text:list>
      <text:h text:style-name="Heading_20_3" text:outline-level="3">ISO 27001:2022 Alignment</text:h>
      <text:list xml:id="list6045148683901062764" text:style-name="L20">
        <text:list-item>
          <text:p text:style-name="P43"><text:span text:style-name="Strong_20_Emphasis">Control 5.24:</text:span> Incident management planning and preparation </text:p>
        </text:list-item>
        <text:list-item>
          <text:p text:style-name="P20"><text:span text:style-name="Strong_20_Emphasis">Control 5.25:</text:span> Assessment and decision-making processes </text:p>
        </text:list-item>
      </text:list>
      <text:p text:style-name="Horizontal_20_Line"/>
      <text:h text:style-name="Heading_20_2" text:outline-level="2"><text:soft-page-break/><text:line-break/>11. Continuous Improvement</text:h>
      <text:h text:style-name="Heading_20_3" text:outline-level="3">Plan Maintenance</text:h>
      <text:list xml:id="list4501383725743989101" text:style-name="L21">
        <text:list-item>
          <text:p text:style-name="P44">Regular updates for system/process changes </text:p>
        </text:list-item>
        <text:list-item>
          <text:p text:style-name="P44">Performance analysis from recovery exercises </text:p>
        </text:list-item>
        <text:list-item>
          <text:p text:style-name="P44">Industry best practice adoption </text:p>
        </text:list-item>
        <text:list-item>
          <text:p text:style-name="P21">Stakeholder feedback integration </text:p>
        </text:list-item>
      </text:list>
      <text:h text:style-name="Heading_20_3" text:outline-level="3">Training Requirements</text:h>
      <text:list xml:id="list3917402454771230110" text:style-name="L22">
        <text:list-item>
          <text:p text:style-name="P45">Recovery team technical training </text:p>
        </text:list-item>
        <text:list-item>
          <text:p text:style-name="P45">Organization-wide awareness programs </text:p>
        </text:list-item>
        <text:list-item>
          <text:p text:style-name="P45">Regular drill participation </text:p>
        </text:list-item>
        <text:list-item>
          <text:p text:style-name="P22">Communication protocol training </text:p>
        </text:list-item>
      </text:list>
      <text:p text:style-name="Horizontal_20_Line"/>
      <text:p text:style-name="Text_20_body"><text:span text:style-name="Strong_20_Emphasis">Document Control:</text:span></text:p>
      <text:list xml:id="list8122989446784918654" text:style-name="L23">
        <text:list-item>
          <text:p text:style-name="P46"><text:span text:style-name="Strong_20_Emphasis">Prepared by:</text:span> Information Security Team </text:p>
        </text:list-item>
        <text:list-item>
          <text:p text:style-name="P46"><text:span text:style-name="Strong_20_Emphasis">Approved by:</text:span> Chief Information Security Officer </text:p>
        </text:list-item>
        <text:list-item>
          <text:p text:style-name="P23"><text:span text:style-name="Strong_20_Emphasis">Next Review:</text:span> July 2026 </text:p>
        </text:list-item>
      </text:list>
      <text:p text:style-name="Horizontal_20_Line"/>
      <text:p text:style-name="Text_20_body"><text:span text:style-name="Emphasis">This document contains confidential information. Distribution restricted to authorized personnel only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5S</meta:editing-duration>
    <meta:editing-cycles>3</meta:editing-cycles>
    <meta:generator>OpenOffice/4.1.5$Win32 OpenOffice.org_project/415m1$Build-9789</meta:generator>
    <dc:date>2025-07-08T00:23:29.26</dc:date>
    <meta:document-statistic meta:table-count="0" meta:image-count="0" meta:object-count="0" meta:page-count="5" meta:paragraph-count="138" meta:word-count="767" meta:character-count="5728"/>
    <meta:user-defined meta:name="Info 1"/>
    <meta:user-defined meta:name="Info 2"/>
    <meta:user-defined meta:name="Info 3"/>
    <meta:user-defined meta:name="Info 4"/>
  </office:meta>
</office:document-meta>
</file>